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Philip De Young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"From a man's funeral, one may judge of his merits," that is, of the high stand/-ing which the departed had <text:span text:style-name="T2">enjoyed</text:span><text:span text:style-name="T3"> occupied in society and/ which entitles him to a reward hereafter./ <text:s/>This maxim of the Rabbis, which may have had/ a right application in ancient days, cannot be/ declared entirely correct in modern times. <text:s/>It is/ not true, at all events, as far as it concerns our-/-selves, the Hebrews of America. <text:s/>Our people once/ so guileless so unsophisticated in their </text:span><text:span text:style-name="T2">habits</text:span><text:span text:style-name="T3"> practices, so plain and unosten-/-tatious in their habits have learnt </text:span><text:span text:style-name="T2">to ire with each of their in</text:span><text:span text:style-name="T3"> the art of varnishing their </text:span><text:span text:style-name="T2">sentiments</text:span><text:span text:style-name="T3">/ </text:span><text:span text:style-name="T2">disguising their feelings</text:span><text:span text:style-name="T3"> weaknesses. <text:s/>Even at a funeral</text:span><text:span text:style-name="T2">s</text:span><text:span text:style-name="T3"> which/ ought to be the simplest and most expressive of/ Jewish rites--they display what is supposed to be/ tokens of respect to the dead, but which in reality/ </text:span><text:span text:style-name="T2">means</text:span><text:span text:style-name="T3"> serves only to ratify the vanity of the living. <text:s/>The/ spontaneously flowing tears, and the </text:span><text:span text:style-name="T2">sincere lament honest</text:span><text:span text:style-name="T3"> just tribute/ of the speaker, have made room for floral offerings,/ </text:span><text:span text:style-name="T2">silver mountings</text:span><text:span text:style-name="T3">, studied elegies, and the </text:span><text:span text:style-name="T2">rounds and</text:span><text:span text:style-name="T3"> marching around/ </text:span><text:span text:style-name="T2">circuits and bows of</text:span><text:span text:style-name="T3"> of associations and orders. <text:s/></text:span><text:span text:style-name="T2">It has become with their badges</text:span><text:span text:style-name="T3"> The Rabbis would find it difficult/ to distinguish the virtuous from the vicious, the con-/sistently religious from the impious by the outward demonstrations/</text:span></text:p>
      <text:p text:style-name="P3"><text:span text:style-name="T3"/></text:p>
      <text:p text:style-name="P3"><text:span text:style-name="T3">[Page 2]</text:span></text:p>
      <text:p text:style-name="P3"><text:span text:style-name="T3">at the obsequies. <text:s/></text:span><text:span text:style-name="T2">according to the sentence of the unsophisticated</text:span><text:span text:style-name="T3">/ </text:span><text:span text:style-name="T2">Rabbis</text:span><text:span text:style-name="T3"> But though it is so among us in </text:span><text:span text:style-name="T2">most</text:span><text:span text:style-name="T3"> too many instances,/ on the present melancholy occasions, the signs of/ grief </text:span><text:span text:style-name="T2">shown represent</text:span><text:span text:style-name="T3"> reveal in </text:span><text:span text:style-name="T2">reality what is</text:span><text:span text:style-name="T3"> truth the sentiments felt in/ the deep recesses of the heart. <text:s/></text:span><text:span text:style-name="T2">It is</text:span><text:span text:style-name="T3"> Now a community/ </text:span><text:span text:style-name="T2">conscious</text:span><text:span text:style-name="T3"> aware of a loss almost irreparable </text:span><text:span text:style-name="T2">that sorrows</text:span><text:span text:style-name="T3"> laments/ </text:span><text:span text:style-name="T2">over</text:span><text:span text:style-name="T3"> the death of Dr </text:span><text:soft-page-break/><text:span text:style-name="T3">Phi</text:span><text:span text:style-name="T2">l</text:span><text:span text:style-name="T3">lip De Young. <text:s/>Very/ much larger than the number of sincere mourners/ gathered round the coffin, is that of men, women/ and children who mentally accompany/ this Israelite to his </text:span><text:span text:style-name="T2">grave</text:span><text:span text:style-name="T3"> final home with a blessing./ <text:s/>For notwithstanding feelings, which I may call/ constitutional, despite a new observance of precepts/ partly caused by training and vocation, my/ brother in faith possessed rare excellencies which/ have deservedly endeared him to the people among/ whom he was born, and ot the inhabitants of/ Philadelphia of every denomination. <text:s/>How </text:span><text:span text:style-name="T2">my</text:span><text:span text:style-name="T3"> greatly will the/ poor </text:span><text:span text:style-name="T2">will</text:span><text:span text:style-name="T3"> miss their medical adviser, who/ was withal their personal, ever sympathising and helping/ friend. <text:s/>The eccentric manners of the physician/ will be forgotten, when the familiar voice of/</text:span></text:p>
      <text:p text:style-name="P3"><text:span text:style-name="T3"/></text:p>
      <text:p text:style-name="P3"><text:span text:style-name="T3">[Page 3]</text:span></text:p>
      <text:p text:style-name="P3"><text:span text:style-name="T3">the good man in the hovel of distress and/ anguish, </text:span><text:span text:style-name="T2">soothing</text:span><text:span text:style-name="T3"> calming the agitated mind and relieving the/ quivering body will linger in the memory of this generation./ <text:s/>I speak of the services which Dr De Young rendered/ the community in the merciful and disinterested/ exercise of his profession, because my own calling/ has enabled me to witness and appreciate his actions/ I speak of his sterling worth as a benefactor to/ suffering humanity because I believe I stand un-/-contradicted in what I have learnt from personal/ experience, and from the testimony of individuals/ belonging to all classes of society. <text:s/></text:span><text:span text:style-name="T2">But</text:span><text:span text:style-name="T3"> I/ cannot </text:span><text:span text:style-name="T2">so speak as knowingly of the services</text:span><text:span text:style-name="T3"> also dwell with a full knowledge of the subject on the benefits/ which the </text:span><text:span text:style-name="T2">rendered</text:span><text:span text:style-name="T3"> lamented Israelite bestowed upon his immediate family./ <text:s/>Though it has been my painful duty to bury his/ father and his sisters, to officiate and offer prayers at the </text:span><text:span text:style-name="T2">loss</text:span><text:span text:style-name="T3"> demise of his wife,/ </text:span><text:span text:style-name="T2">of</text:span><text:span text:style-name="T3"> and his children, </text:span><text:span text:style-name="T2">and sisters,</text:span><text:span text:style-name="T3"> I never enjoyed that/ degree of intimacy qualifying me to say that/ he was in his </text:span><text:span text:style-name="T2">intimate</text:span><text:span text:style-name="T3"> domestic circle what he proved/ himself in a wider sphere. <text:s/>You his surviving sons can/ tell what your </text:span><text:span text:style-name="T2">father</text:span><text:span text:style-name="T3"> parent was in his own home,/ and towards his own offspring. <text:s/>If it is/</text:span></text:p>
      <text:p text:style-name="P3"><text:span text:style-name="T3"/></text:p>
      <text:p text:style-name="P3"><text:span text:style-name="T3">[Page 4]</text:span></text:p>
      <text:p text:style-name="P3"><text:span text:style-name="T3">a fact, as reported, that the tender-hearted and/ most considerate physician to the needy, was/ likewise indulgent and devotedly attached to/ his children, you ought to evidence it in your/ conduct, not by mere sighs and tears which poignant/ sorrow may drown </text:span><text:span text:style-name="T2">while</text:span><text:span text:style-name="T3"> at the trying hour, when the body so active is about/ to be laid in the silent grave, but by reverencing the memory/ of your benefactor, with deeds of </text:span><text:span text:style-name="T2">charity</text:span><text:span text:style-name="T3"> truthfulness and good-/-ness. <text:s/>Each of you pursuing a career of honor,/ that may yeild[sic!] an honest livelihood, will </text:span><text:span text:style-name="T2">honor</text:span><text:span text:style-name="T3"> hallow/ the memory of the departed and show forth his excellencies by copying the/ principles of broad humanity which guided his steps. <text:s/>It will be a/ consolation to the immortal spirit of my </text:span><text:span text:style-name="T2">friend</text:span><text:span text:style-name="T3"> deceased coreligionist to feel that the/ good name he has left, was perpetuated by his dear/ ones, through a life of </text:span><text:span text:style-name="T2">industry</text:span><text:span text:style-name="T3"> usefulness, free from/ </text:span><text:span text:style-name="T2">weakness and foibles</text:span><text:span text:style-name="T3"> foibles to which he at times </text:span><text:span text:style-name="T2">yeilded</text:span><text:span text:style-name="T3"> succumbed, and rich in social and/ domestic virtues which he abundantly possessed. <text:s/>Thou O forgiving God, who/ hast called to the bar of Thy justice Phillip De Young/ at this solemn season of the Jewish year, </text:span><text:span text:style-name="T2">forgive</text:span><text:span text:style-name="T3"> wipe away his/ sins, and let his </text:span><text:span text:style-name="T2">excellencies</text:span><text:span text:style-name="T3"> high merits win for </text:span><text:span text:style-name="T2">him</text:span><text:span text:style-name="T3"> his soul joys unalloyed/ and everlast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1:36:24.96</meta:creation-date>
    <meta:document-statistic meta:table-count="0" meta:image-count="0" meta:object-count="0" meta:page-count="3" meta:paragraph-count="69" meta:word-count="1012" meta:character-count="6361"/>
    <dc:date>2012-11-07T12:09:45.63</dc:date>
    <meta:editing-duration>PT15M10S</meta:editing-duration>
    <meta:editing-cycles>1</meta:editing-cycles>
    <meta:generator>OpenOffice.org/3.4.1$Win32 OpenOffice.org_project/341m1$Build-9593</meta:generator>
  </office:meta>
</office:document-meta>
</file>